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ro3" style:family="table-row">
      <style:table-row-properties style:row-height="19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s://www.universetoday.com/32872/parsec/</text:p>
          </table:table-cell>
          <table:table-cell table:style-name="ce6" office:value-type="string" calcext:value-type="string">
            <text:p>Astronomy and space Educational website 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verse Today</text:p>
          </table:table-cell>
          <table:table-cell table:style-name="ce15" office:value-type="string" calcext:value-type="string">
            <text:p> But what is a parsec exactly? Basically, it’s a unit of length used to measure the astronomically large distances between objects beyond our Solar System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For distances to objects outside our solar system /other parts of the Milky Way Galaxy (or even further), astronomers use the parsec 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0.8" calcext:value-type="percentage">
            <text:p>8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1"/>
          <table:table-cell table:style-name="ce13" office:value-type="string" calcext:value-type="string">
            <text:p><text:s/></text:p>
          </table:table-cell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19"/>
          <table:table-cell table:number-columns-repeated="14"/>
        </table:table-row>
        <table:table-row table:style-name="ro3">
          <table:table-cell table:style-name="ce3" office:value-type="string" calcext:value-type="string">
            <text:p>https://starchild.gsfc.nasa.gov/docs/StarChild/questions/question19.html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15" office:value-type="string" calcext:value-type="string">
            <text:p>In our <text:a xlink:href="https://starchild.gsfc.nasa.gov/docs/StarChild/glossary_level2/glossary_text.html#solar_system" xlink:type="simple">solar system,</text:a> we tend to describe distances in terms of the <text:a xlink:href="https://starchild.gsfc.nasa.gov/docs/StarChild/glossary_level2/glossary_text.html#astronomical_unit" xlink:type="simple">Astronomical Unit</text:a> (AU). The AU is defined as the average distance between the Earth and the Sun. It is approximately 150 million km (93 million miles). Mercury can be said to be about 1/3 of an AU from the Sun and Pluto averages about 40 AU from the Sun. The AU, however, is not big enough of a unit when we start talking about distances to objects outside our solar system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For distances to objects outside our solar system /other parts of the Milky Way Galaxy (or even further), astronomers use the parsec 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 office:value-type="string" calcext:value-type="string">
            <text:p><text:s/></text:p>
          </table:table-cell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9" office:value-type="string" calcext:value-type="string">
            <text:p>For distances to other parts of the Milky Way Galaxy (or even further), astronomers use units of the light-year or the <text:a xlink:href="https://starchild.gsfc.nasa.gov/docs/StarChild/glossary_level2/glossary_text.html#parsec" xlink:type="simple">parsec </text:a></text:p>
          </table:table-cell>
          <table:table-cell table:number-columns-repeated="5" table:style-name="ce14" office:value-type="string" calcext:value-type="string">
            <text:p><text:s/></text:p>
          </table:table-cell>
          <table:table-cell table:style-name="ce20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style-name="ce5"/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5"/>
          <table:table-cell table:style-name="ce1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8:18:19.9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7-12T18:24:34.464000000</dc:date>
    <meta:editing-duration>PT34M28S</meta:editing-duration>
    <meta:editing-cycles>9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